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0D000000DD000000DD52AEF343.svm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chart_1"/>
  <manifest:file-entry manifest:media-type="image/png" manifest:full-path="Thumbnails/thumbnail.png"/>
  <manifest:file-entry manifest:media-type="text/xml" manifest:full-path="content.xml"/>
  <manifest:file-entry manifest:media-type="text/xml" manifest:full-path="chart_1/content.xml"/>
  <manifest:file-entry manifest:media-type="" manifest:full-path="chart_1/Pictures/2000000D000000DF000000DF4E898A05.svm"/>
  <manifest:file-entry manifest:media-type="text/xml" manifest:full-path="chart_1/styles.xml"/>
  <manifest:file-entry manifest:media-type="text/xml" manifest:full-path="chart_1/meta.xml"/>
  <manifest:file-entry manifest:media-type="application/vnd.oasis.opendocument.chart" manifest:full-path="chart_1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.692cm"/>
    </style:style>
    <style:style style:name="co2" style:family="table-column">
      <style:table-column-properties fo:break-before="auto" style:column-width="4.135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2.24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1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style:font-name="Arial1" fo:font-style="italic" style:font-style-asian="italic" style:font-style-complex="italic"/>
    </style:style>
    <style:style style:name="ce28" style:family="table-cell" style:parent-style-name="Default" style:data-style-name="N108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5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52" style:family="table-cell" style:parent-style-name="Default">
      <style:table-cell-properties fo:border-bottom="0.002cm solid #000000" fo:border-left="0.035cm solid #000000" fo:border-right="0.002cm solid #000000" fo:border-top="0.035cm solid #000000"/>
    </style:style>
    <style:style style:name="ce53" style:family="table-cell" style:parent-style-name="Default" style:data-style-name="N111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54" style:family="table-cell" style:parent-style-name="Default" style:data-style-name="N11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55" style:family="table-cell" style:parent-style-name="Default" style:data-style-name="N111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56" style:family="table-cell" style:parent-style-name="Default" style:data-style-name="N110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57" style:family="table-cell" style:parent-style-name="Default" style:data-style-name="N108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8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9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style:font-name="Arial1" fo:font-style="italic" style:font-style-asian="italic" style:font-style-complex="italic"/>
    </style:style>
    <style:style style:name="ce23" style:family="table-cell" style:parent-style-name="Default">
      <style:table-cell-properties fo:border-bottom="none" fo:background-color="#e6e6e6" style:text-align-source="fix" style:repeat-content="false" fo:border-left="0.035cm solid #000000" fo:border-right="0.035cm solid #000000" fo:border-top="0.035cm solid #000000"/>
      <style:paragraph-properties fo:text-align="center" fo:margin-left="0cm"/>
    </style:style>
    <style:style style:name="ce24" style:family="table-cell" style:parent-style-name="Result_5f_CorelPolyGUI">
      <style:table-cell-properties fo:border-bottom="none" fo:background-color="#e6e6e6" fo:border-left="0.035cm solid #000000" fo:border-right="none" fo:border-top="none"/>
    </style:style>
    <style:style style:name="ce25" style:family="table-cell" style:parent-style-name="Default">
      <style:table-cell-properties fo:border-bottom="none" fo:background-color="#e6e6e6" fo:border-left="0.035cm solid #000000" fo:border-right="none" fo:border-top="none"/>
    </style:style>
    <style:style style:name="ce26" style:family="table-cell" style:parent-style-name="Default">
      <style:table-cell-properties fo:border-bottom="0.035cm solid #000000" fo:background-color="#e6e6e6" fo:border-left="0.035cm solid #000000" fo:border-right="none" fo:border-top="none"/>
    </style:style>
    <style:style style:name="ce2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style:font-name="Arial1" fo:font-style="italic" style:font-style-asian="italic" style:font-style-complex="italic"/>
    </style:style>
    <style:style style:name="ce29" style:family="table-cell" style:parent-style-name="Default" style:data-style-name="N108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30" style:family="table-cell" style:parent-style-name="Default" style:data-style-name="N1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e6e6e6" fo:border-left="none" fo:border-right="none" fo:border-top="0.035cm solid #000000"/>
    </style:style>
    <style:style style:name="ce33" style:family="table-cell" style:parent-style-name="Result_5f_CorelPolyGUI">
      <style:table-cell-properties fo:background-color="#e6e6e6"/>
    </style:style>
    <style:style style:name="ce34" style:family="table-cell" style:parent-style-name="Result_5f_CorelPolyGUI">
      <style:table-cell-properties fo:background-color="#ffcc99"/>
    </style:style>
    <style:style style:name="ce36" style:family="table-cell" style:parent-style-name="Default">
      <style:table-cell-properties fo:background-color="#e6e6e6"/>
    </style:style>
    <style:style style:name="ce37" style:family="table-cell" style:parent-style-name="Default">
      <style:table-cell-properties fo:border-bottom="0.035cm solid #000000" fo:background-color="#e6e6e6" fo:border-left="none" fo:border-right="none" fo:border-top="none"/>
    </style:style>
    <style:style style:name="ce38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order-bottom="none" fo:background-color="#e6e6e6" fo:border-left="none" fo:border-right="0.035cm solid #000000" fo:border-top="0.035cm solid #000000"/>
    </style:style>
    <style:style style:name="ce41" style:family="table-cell" style:parent-style-name="Default">
      <style:table-cell-properties fo:border-bottom="none" fo:background-color="#e6e6e6" fo:border-left="none" fo:border-right="0.035cm solid #000000" fo:border-top="none"/>
    </style:style>
    <style:style style:name="ce42" style:family="table-cell" style:parent-style-name="Default">
      <style:table-cell-properties fo:border-bottom="0.035cm solid #000000" fo:background-color="#e6e6e6" fo:border-left="none" fo:border-right="0.035cm solid #000000" fo:border-top="none"/>
    </style:style>
    <style:style style:name="ce43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4" style:family="table-cell" style:parent-style-name="Default" style:data-style-name="N1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6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style:font-name="Arial1" fo:font-style="italic" style:font-style-asian="italic" style:font-style-complex="italic"/>
    </style:style>
    <style:style style:name="ce47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48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49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  <style:text-properties style:font-name="Arial1" fo:font-style="italic" style:font-style-asian="italic" style:font-style-complex="italic"/>
    </style:style>
    <style:style style:name="ce50" style:family="table-cell" style:parent-style-name="Default" style:data-style-name="N108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51" style:family="table-cell" style:parent-style-name="Default" style:data-style-name="N1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8" style:family="table-cell" style:parent-style-name="Default" style:data-style-name="N1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9" style:family="table-cell" style:parent-style-name="Default" style:data-style-name="N1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60" style:family="table-cell" style:parent-style-name="Default" style:data-style-name="N109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61" style:family="table-cell" style:parent-style-name="Default" style:data-style-name="N109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62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64" style:family="table-cell" style:parent-style-name="Default" style:data-style-name="N109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65" style:family="table-cell" style:parent-style-name="Default" style:data-style-name="N109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66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style:font-name="Arial1" fo:font-style="italic" style:font-style-asian="italic" style:font-style-complex="italic"/>
    </style:style>
    <style:style style:name="ce67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68" style:family="table-cell" style:parent-style-name="Default" style:data-style-name="N109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69" style:family="table-cell" style:parent-style-name="Default" style:data-style-name="N109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70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5" style:family="text">
      <style:text-properties style:font-name="Arial1"/>
    </style:style>
    <style:style style:name="T1" style:family="text">
      <style:text-properties style:text-position="-33% 58%"/>
    </style:style>
    <style:style style:name="T3" style:family="text">
      <style:text-properties style:text-position="-33% 58%" style:font-name="Arial1"/>
    </style:style>
    <style:style style:name="T4" style:family="text">
      <style:text-properties style:text-position="33% 58%"/>
    </style:style>
    <style:style style:name="T6" style:family="text">
      <style:text-properties style:text-position="0% 100%"/>
    </style:style>
  </office:automatic-styles>
  <office:body>
    <office:spreadsheet>
      <table:table table:name="Лаба 3" table:style-name="ta1" table:print="false">
        <table:table-column table:style-name="co2" table:default-cell-style-name="ce20"/>
        <table:table-column table:style-name="co3" table:number-columns-repeated="3" table:default-cell-style-name="Default"/>
        <table:table-column table:style-name="co4" table:default-cell-style-name="Default"/>
        <table:table-column table:style-name="co6" table:number-columns-repeated="7" table:default-cell-style-name="Default"/>
        <table:table-row table:style-name="ro1">
          <table:table-cell table:style-name="ce17" office:value-type="string">
            <text:p>Цвет</text:p>
          </table:table-cell>
          <table:table-cell table:style-name="ce27" office:value-type="string">
            <text:p>λ, нм</text:p>
          </table:table-cell>
          <table:table-cell table:style-name="ce21" office:value-type="string">
            <text:p>φ°</text:p>
          </table:table-cell>
          <table:table-cell table:number-columns-repeated="3"/>
          <table:table-cell table:style-name="ce17" office:value-type="string">
            <text:p>Серия</text:p>
          </table:table-cell>
          <table:table-cell table:style-name="ce49" office:value-type="string">
            <text:p>λ<text:span text:style-name="T1">max </text:span>, нм</text:p>
          </table:table-cell>
          <table:table-cell table:style-name="ce63" office:value-type="string">
            <text:p>E<text:span text:style-name="T1">ф min</text:span> , эВ</text:p>
          </table:table-cell>
          <table:table-cell table:style-name="ce66" office:value-type="string">
            <text:p>λ<text:span text:style-name="T1">min </text:span>, нм</text:p>
          </table:table-cell>
          <table:table-cell table:style-name="ce67" office:value-type="string">
            <text:p>E<text:span text:style-name="T1">ф max</text:span> , эВ</text:p>
          </table:table-cell>
          <table:table-cell table:style-name="ce70"/>
        </table:table-row>
        <table:table-row table:style-name="ro2">
          <table:table-cell table:style-name="ce18" office:value-type="string">
            <text:p>Желтая</text:p>
          </table:table-cell>
          <table:table-cell table:style-name="ce11" office:value-type="float" office:value="578.97">
            <text:p>578,97</text:p>
          </table:table-cell>
          <table:table-cell table:style-name="ce38" office:value-type="float" office:value="2411">
            <text:p>2411</text:p>
          </table:table-cell>
          <table:table-cell table:number-columns-repeated="3"/>
          <table:table-cell table:style-name="ce18" office:value-type="string">
            <text:p>Лаймана</text:p>
          </table:table-cell>
          <table:table-cell table:style-name="ce29" table:formula="of:=1240/[.I2]" office:value-type="float" office:value="121.47832615545">
            <text:p>121,5</text:p>
          </table:table-cell>
          <table:table-cell table:style-name="ce64" table:formula="of:=[.H17]-[.H16]" office:value-type="float" office:value="10.2075822020566">
            <text:p>10,208</text:p>
          </table:table-cell>
          <table:table-cell table:style-name="ce29" table:formula="of:=1240/[.K2]" office:value-type="float" office:value="91.1087446165873">
            <text:p>91,1</text:p>
          </table:table-cell>
          <table:table-cell table:style-name="ce68" table:formula="of:=0-[.H16]" office:value-type="float" office:value="13.6101096027422">
            <text:p>13,610</text:p>
          </table:table-cell>
          <table:table-cell/>
        </table:table-row>
        <table:table-row table:style-name="ro2">
          <table:table-cell table:style-name="ce18" office:value-type="string">
            <text:p>Желтая</text:p>
          </table:table-cell>
          <table:table-cell table:style-name="ce11" office:value-type="float" office:value="576.96">
            <text:p>576,96</text:p>
          </table:table-cell>
          <table:table-cell table:style-name="ce38" office:value-type="float" office:value="2400">
            <text:p>2400</text:p>
          </table:table-cell>
          <table:table-cell table:number-columns-repeated="3"/>
          <table:table-cell table:style-name="ce18" office:value-type="string">
            <text:p>Бальмера</text:p>
          </table:table-cell>
          <table:table-cell table:style-name="ce29" table:formula="of:=1240/[.I3]" office:value-type="float" office:value="655.982961239429">
            <text:p>656,0</text:p>
          </table:table-cell>
          <table:table-cell table:style-name="ce64" table:formula="of:=[.H18]-[.H17]" office:value-type="float" office:value="1.89029300038086">
            <text:p>1,890</text:p>
          </table:table-cell>
          <table:table-cell table:style-name="ce29" table:formula="of:=1240/[.K3]" office:value-type="float" office:value="364.434978466349">
            <text:p>364,4</text:p>
          </table:table-cell>
          <table:table-cell table:style-name="ce68" table:formula="of:=0-[.H17]" office:value-type="float" office:value="3.40252740068554">
            <text:p>3,403</text:p>
          </table:table-cell>
          <table:table-cell/>
        </table:table-row>
        <table:table-row table:style-name="ro2">
          <table:table-cell table:style-name="ce18" office:value-type="string">
            <text:p>Зеленая яркая</text:p>
          </table:table-cell>
          <table:table-cell table:style-name="ce11" office:value-type="float" office:value="546.07">
            <text:p>546,07</text:p>
          </table:table-cell>
          <table:table-cell table:style-name="ce38" office:value-type="float" office:value="2221">
            <text:p>2221</text:p>
          </table:table-cell>
          <table:table-cell table:number-columns-repeated="3"/>
          <table:table-cell table:style-name="ce19" office:value-type="string">
            <text:p>Пашена</text:p>
          </table:table-cell>
          <table:table-cell table:style-name="ce50" table:formula="of:=1240/[.I4]" office:value-type="float" office:value="1874.23703211265">
            <text:p>1874,2</text:p>
          </table:table-cell>
          <table:table-cell table:style-name="ce65" table:formula="of:=[.H19]-[.H18]" office:value-type="float" office:value="0.6616025501333">
            <text:p>0,662</text:p>
          </table:table-cell>
          <table:table-cell table:style-name="ce50" table:formula="of:=1240/[.K4]" office:value-type="float" office:value="819.978701549286">
            <text:p>820,0</text:p>
          </table:table-cell>
          <table:table-cell table:style-name="ce69" table:formula="of:=0-[.H18]" office:value-type="float" office:value="1.51223440030469">
            <text:p>1,512</text:p>
          </table:table-cell>
          <table:table-cell/>
        </table:table-row>
        <table:table-row table:style-name="ro2">
          <table:table-cell table:style-name="ce18" office:value-type="string">
            <text:p>Зеленая темная</text:p>
          </table:table-cell>
          <table:table-cell table:style-name="ce11" office:value-type="float" office:value="491.61">
            <text:p>491,61</text:p>
          </table:table-cell>
          <table:table-cell table:style-name="ce38" office:value-type="float" office:value="1798">
            <text:p>1798</text:p>
          </table:table-cell>
          <table:table-cell table:number-columns-repeated="9"/>
        </table:table-row>
        <table:table-row table:style-name="ro2">
          <table:table-cell table:style-name="ce18" office:value-type="string">
            <text:p>Синяя яркая</text:p>
          </table:table-cell>
          <table:table-cell table:style-name="ce11" office:value-type="float" office:value="435.83">
            <text:p>435,83</text:p>
          </table:table-cell>
          <table:table-cell table:style-name="ce38" office:value-type="float" office:value="1138">
            <text:p>1138</text:p>
          </table:table-cell>
          <table:table-cell table:number-columns-repeated="7"/>
          <table:table-cell>
            <draw:frame table:end-cell-address="'Лаба 3'.O31" table:end-x="1.352cm" table:end-y="0.262cm" draw:z-index="0" draw:style-name="gr1" draw:text-style-name="P1" svg:width="10cm" svg:height="12.294cm" svg:x="0.385cm" svg:y="0.144cm">
              <draw:object draw:notify-on-update-of-ranges="'Лаба 3'.G16:'Лаба 3'.G16 'Лаба 3'.H16:'Лаба 3'.H16 'Лаба 3'.G17:'Лаба 3'.G17 'Лаба 3'.H17:'Лаба 3'.H17 'Лаба 3'.G18:'Лаба 3'.G18 'Лаба 3'.H18:'Лаба 3'.H18 'Лаба 3'.G19:'Лаба 3'.G19 'Лаба 3'.H19:'Лаба 3'.H19 'Лаба 3'.G20:'Лаба 3'.G20 'Лаба 3'.H20:'Лаба 3'.H20 'Лаба 3'.G21:'Лаба 3'.G21 'Лаба 3'.H21:'Лаба 3'.H21 'Лаба 3'.G22:'Лаба 3'.G22 'Лаба 3'.H22:'Лаба 3'.H22 'Лаба 3'.G23:'Лаба 3'.G23 'Лаба 3'.H23:'Лаба 3'.H2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2">
          <table:table-cell table:style-name="ce18" office:value-type="string">
            <text:p>Фиолетовая темная</text:p>
          </table:table-cell>
          <table:table-cell table:style-name="ce11" office:value-type="float" office:value="407.78">
            <text:p>407,78</text:p>
          </table:table-cell>
          <table:table-cell table:style-name="ce38" office:value-type="float" office:value="635">
            <text:p>635</text:p>
          </table:table-cell>
          <table:table-cell table:number-columns-repeated="9"/>
        </table:table-row>
        <table:table-row table:style-name="ro2">
          <table:table-cell table:style-name="ce19" office:value-type="string">
            <text:p>Фиолетовая темная</text:p>
          </table:table-cell>
          <table:table-cell table:style-name="ce12" office:value-type="float" office:value="404.66">
            <text:p>404,66</text:p>
          </table:table-cell>
          <table:table-cell table:style-name="ce39" office:value-type="float" office:value="572">
            <text:p>572</text:p>
          </table:table-cell>
          <table:table-cell table:number-columns-repeated="9"/>
        </table:table-row>
        <table:table-row table:style-name="ro2">
          <table:table-cell table:number-columns-repeated="12"/>
        </table:table-row>
        <table:table-row table:style-name="ro1">
          <table:table-cell table:style-name="ce17" office:value-type="string">
            <text:p>Линия</text:p>
          </table:table-cell>
          <table:table-cell table:style-name="ce13" office:value-type="string">
            <text:p>H<text:span text:style-name="T3">α</text:span></text:p>
          </table:table-cell>
          <table:table-cell table:style-name="ce13" office:value-type="string">
            <text:p>H<text:span text:style-name="T3">β</text:span></text:p>
          </table:table-cell>
          <table:table-cell table:style-name="ce13" office:value-type="string">
            <text:p>H<text:span text:style-name="T3">γ</text:span></text:p>
          </table:table-cell>
          <table:table-cell table:style-name="ce43" office:value-type="string">
            <text:p>H<text:span text:style-name="T3">δ</text:span></text:p>
          </table:table-cell>
          <table:table-cell/>
          <table:table-cell table:style-name="ce45" office:value-type="string">
            <text:p>R, см<text:span text:style-name="T4">-1</text:span></text:p>
          </table:table-cell>
          <table:table-cell table:style-name="ce51" table:formula="of:=AVERAGE([.B16:.E16])" office:value-type="float" office:value="109795.858760425">
            <text:p>109796</text:p>
          </table:table-cell>
          <table:table-cell table:number-columns-repeated="4"/>
        </table:table-row>
        <table:table-row table:style-name="ro1">
          <table:table-cell table:style-name="ce18" office:value-type="string">
            <text:p>n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38" office:value-type="float" office:value="6">
            <text:p>6</text:p>
          </table:table-cell>
          <table:table-cell/>
          <table:table-cell table:style-name="ce46" office:value-type="string">
            <text:p>σ<text:span text:style-name="T1">R</text:span></text:p>
          </table:table-cell>
          <table:table-cell table:style-name="ce58" table:formula="of:=STDEV([.B16:.E16])/2" office:value-type="float" office:value="197.803564385739">
            <text:p>198</text:p>
          </table:table-cell>
          <table:table-cell table:number-columns-repeated="4"/>
        </table:table-row>
        <table:table-row table:style-name="ro1">
          <table:table-cell table:style-name="ce18" office:value-type="string">
            <text:p>Цвет</text:p>
          </table:table-cell>
          <table:table-cell table:style-name="ce11" office:value-type="string">
            <text:p>красный</text:p>
          </table:table-cell>
          <table:table-cell table:style-name="ce11" office:value-type="string">
            <text:p>голубой</text:p>
          </table:table-cell>
          <table:table-cell table:style-name="ce11" office:value-type="string">
            <text:p>синий</text:p>
          </table:table-cell>
          <table:table-cell table:style-name="ce38" office:value-type="string">
            <text:p>фиолетовый</text:p>
          </table:table-cell>
          <table:table-cell/>
          <table:table-cell table:style-name="ce32" office:value-type="string">
            <text:p>R<text:span text:style-name="T1">теор </text:span><text:span text:style-name="T6">, см</text:span><text:span text:style-name="T4">-1</text:span></text:p>
          </table:table-cell>
          <table:table-cell table:style-name="ce59" office:value-type="float" office:value="109555">
            <text:p>109555</text:p>
          </table:table-cell>
          <table:table-cell table:number-columns-repeated="3"/>
          <table:table-cell>
            <draw:frame table:end-cell-address="'Лаба 3'.O27" table:end-x="2.201cm" table:end-y="0.339cm" draw:z-index="1" draw:style-name="gr1" draw:text-style-name="P1" svg:width="8.14cm" svg:height="7.271cm" svg:x="0.835cm" svg:y="0.531cm">
              <draw:object draw:notify-on-update-of-ranges="'Лаба 3'.C2:'Лаба 3'.C8 'Лаба 3'.B2:'Лаба 3'.B8 'Лаба 3'.C19:'Лаба 3'.C43 'Лаба 3'.D19:'Лаба 3'.D43" xlink:href="./chart_1" xlink:type="simple" xlink:show="embed" xlink:actuate="onLoad">
                <text:p/>
              </draw:object>
              <draw:image xlink:href="./ObjectReplacements/chart_1" xlink:type="simple" xlink:show="embed" xlink:actuate="onLoad"/>
            </draw:frame>
          </table:table-cell>
        </table:table-row>
        <table:table-row table:style-name="ro1">
          <table:table-cell table:style-name="ce22" office:value-type="string">
            <text:p>φ°</text:p>
          </table:table-cell>
          <table:table-cell table:style-name="ce11" office:value-type="float" office:value="2764">
            <text:p>2764</text:p>
          </table:table-cell>
          <table:table-cell table:style-name="ce11" office:value-type="float" office:value="1756">
            <text:p>1756</text:p>
          </table:table-cell>
          <table:table-cell table:style-name="ce11" office:value-type="float" office:value="1108">
            <text:p>1108</text:p>
          </table:table-cell>
          <table:table-cell table:style-name="ce38" office:value-type="float" office:value="694">
            <text:p>694</text:p>
          </table:table-cell>
          <table:table-cell/>
          <table:table-cell table:style-name="ce32" office:value-type="string">
            <text:p>A = W<text:span text:style-name="T1">0 </text:span>, эВ</text:p>
          </table:table-cell>
          <table:table-cell table:style-name="ce60" table:formula="of:=100*[.H10]*2.997*10^8*6.626*10^-34/1.602/10^-19" office:value-type="float" office:value="13.6101096027422">
            <text:p>13,610</text:p>
          </table:table-cell>
          <table:table-cell table:number-columns-repeated="4"/>
        </table:table-row>
        <table:table-row table:style-name="ro1">
          <table:table-cell table:style-name="ce22" office:value-type="string">
            <text:p>λ, нм</text:p>
          </table:table-cell>
          <table:table-cell table:style-name="ce29" table:formula="of:= [.$B$22]*[.B13]^0 + [.$B$23]*[.B13]^1 + [.$B$24]*[.B13]^2 + [.$B$25]*[.B13]^3" office:value-type="float" office:value="652.294279395162">
            <text:p>652,3</text:p>
          </table:table-cell>
          <table:table-cell table:style-name="ce29" table:formula="of:= [.$B$22]*[.C13]^0 + [.$B$23]*[.C13]^1 + [.$B$24]*[.C13]^2 + [.$B$25]*[.C13]^3" office:value-type="float" office:value="486.659004350558">
            <text:p>486,7</text:p>
          </table:table-cell>
          <table:table-cell table:style-name="ce29" table:formula="of:= [.$B$22]*[.D13]^0 + [.$B$23]*[.D13]^1 + [.$B$24]*[.D13]^2 + [.$B$25]*[.D13]^3" office:value-type="float" office:value="434.111888243648">
            <text:p>434,1</text:p>
          </table:table-cell>
          <table:table-cell table:style-name="ce28" table:formula="of:= [.$B$22]*[.E13]^0 + [.$B$23]*[.E13]^1 + [.$B$24]*[.E13]^2 + [.$B$25]*[.E13]^3" office:value-type="float" office:value="410.883811412987">
            <text:p>410,9</text:p>
          </table:table-cell>
          <table:table-cell/>
          <table:table-cell table:style-name="ce32" office:value-type="string">
            <text:p>W<text:span text:style-name="T1">1</text:span><text:span text:style-name="T6"> , эВ</text:span></text:p>
          </table:table-cell>
          <table:table-cell table:style-name="ce60" table:formula="of:=3*[.H13]/4" office:value-type="float" office:value="10.2075822020566">
            <text:p>10,208</text:p>
          </table:table-cell>
          <table:table-cell table:number-columns-repeated="4"/>
        </table:table-row>
        <table:table-row table:style-name="ro1">
          <table:table-cell table:style-name="ce18" office:value-type="string">
            <text:p>λ, должно быть</text:p>
          </table:table-cell>
          <table:table-cell table:style-name="ce29" office:value-type="float" office:value="656.3">
            <text:p>656,3</text:p>
          </table:table-cell>
          <table:table-cell table:style-name="ce29" office:value-type="float" office:value="486.1">
            <text:p>486,1</text:p>
          </table:table-cell>
          <table:table-cell table:style-name="ce29" office:value-type="float" office:value="434.1">
            <text:p>434,1</text:p>
          </table:table-cell>
          <table:table-cell table:style-name="ce28" office:value-type="float" office:value="410.2">
            <text:p>410,2</text:p>
          </table:table-cell>
          <table:table-cell/>
          <table:table-cell table:style-name="ce45" office:value-type="string">
            <text:p>n</text:p>
          </table:table-cell>
          <table:table-cell table:style-name="ce43" office:value-type="string">
            <text:p>E<text:span text:style-name="T1">n</text:span><text:span text:style-name="T6"> </text:span>, эВ</text:p>
          </table:table-cell>
          <table:table-cell table:number-columns-repeated="4"/>
        </table:table-row>
        <table:table-row table:style-name="ro1">
          <table:table-cell table:style-name="ce19" office:value-type="string">
            <text:p>R<text:span text:style-name="T1">n</text:span>, cм<text:span text:style-name="T4">-1</text:span></text:p>
          </table:table-cell>
          <table:table-cell table:style-name="ce30" table:formula="of:=10^7/[.B14]/(2^-2-[.B11]^-2)" office:value-type="float" office:value="110379.628143852">
            <text:p>110380</text:p>
          </table:table-cell>
          <table:table-cell table:style-name="ce30" table:formula="of:=10^7/[.C14]/(2^-2-[.C11]^-2)" office:value-type="float" office:value="109590.766546087">
            <text:p>109591</text:p>
          </table:table-cell>
          <table:table-cell table:style-name="ce30" table:formula="of:=10^7/[.D14]/(2^-2-[.D11]^-2)" office:value-type="float" office:value="109693.028246029">
            <text:p>109693</text:p>
          </table:table-cell>
          <table:table-cell table:style-name="ce44" table:formula="of:=10^7/[.E14]/(2^-2-[.E11]^-2)" office:value-type="float" office:value="109520.012105733">
            <text:p>109520</text:p>
          </table:table-cell>
          <table:table-cell/>
          <table:table-cell table:style-name="ce47" office:value-type="float" office:value="1">
            <text:p>1</text:p>
          </table:table-cell>
          <table:table-cell table:style-name="ce60" table:formula="of:=-[.$H$13]/[.G16]^2" office:value-type="float" office:value="-13.6101096027422">
            <text:p>-13,610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5"/>
          <table:table-cell table:style-name="ce47" office:value-type="float" office:value="2">
            <text:p>2</text:p>
          </table:table-cell>
          <table:table-cell table:style-name="ce60" table:formula="of:=-[.$H$13]/[.G17]^2" office:value-type="float" office:value="-3.40252740068554">
            <text:p>-3,403</text:p>
          </table:table-cell>
          <table:table-cell table:number-columns-repeated="4"/>
        </table:table-row>
        <table:table-row table:style-name="ro2">
          <table:table-cell table:style-name="ce23" office:value-type="string" table:number-columns-spanned="4" table:number-rows-spanned="1">
            <text:p>Интерполяция (CorelPolyGUI)</text:p>
          </table:table-cell>
          <table:covered-table-cell table:number-columns-repeated="2" table:style-name="ce31"/>
          <table:covered-table-cell table:style-name="ce40"/>
          <table:table-cell table:number-columns-repeated="2"/>
          <table:table-cell table:style-name="ce47" office:value-type="float" office:value="3">
            <text:p>3</text:p>
          </table:table-cell>
          <table:table-cell table:style-name="ce60" table:formula="of:=-[.$H$13]/[.G18]^2" office:value-type="float" office:value="-1.51223440030469">
            <text:p>-1,512</text:p>
          </table:table-cell>
          <table:table-cell table:number-columns-repeated="4"/>
        </table:table-row>
        <table:table-row table:style-name="ro2">
          <table:table-cell table:style-name="ce24" office:value-type="string">
            <text:p>method</text:p>
          </table:table-cell>
          <table:table-cell table:style-name="ce33" office:value-type="string">
            <text:p>polynomial</text:p>
          </table:table-cell>
          <table:table-cell table:style-name="ce36" office:value-type="float" office:value="2411">
            <text:p>2411</text:p>
          </table:table-cell>
          <table:table-cell table:style-name="ce41" table:formula="of:= [.B$22]*[.C19]^0 + [.B$23]*[.C19]^1 + [.B$24]*[.C19]^2 + [.B$25]*[.C19]^3" office:value-type="float" office:value="578.777533888917">
            <text:p>578,7775338889</text:p>
          </table:table-cell>
          <table:table-cell table:number-columns-repeated="2"/>
          <table:table-cell table:style-name="ce47" office:value-type="float" office:value="4">
            <text:p>4</text:p>
          </table:table-cell>
          <table:table-cell table:style-name="ce60" table:formula="of:=-[.$H$13]/[.G19]^2" office:value-type="float" office:value="-0.850631850171386">
            <text:p>-0,851</text:p>
          </table:table-cell>
          <table:table-cell table:number-columns-repeated="4"/>
        </table:table-row>
        <table:table-row table:style-name="ro2">
          <table:table-cell table:style-name="ce24" office:value-type="string">
            <text:p>x data</text:p>
          </table:table-cell>
          <table:table-cell table:style-name="ce33" office:value-type="string">
            <text:p>C2:C8</text:p>
          </table:table-cell>
          <table:table-cell table:style-name="ce36" office:value-type="float" office:value="2408.25">
            <text:p>2408,25</text:p>
          </table:table-cell>
          <table:table-cell table:style-name="ce41" table:formula="of:= [.B$22]*[.C20]^0 + [.B$23]*[.C20]^1 + [.B$24]*[.C20]^2 + [.B$25]*[.C20]^3" office:value-type="float" office:value="578.278684336184">
            <text:p>578,2786843362</text:p>
          </table:table-cell>
          <table:table-cell table:number-columns-repeated="2"/>
          <table:table-cell table:style-name="ce47" office:value-type="float" office:value="5">
            <text:p>5</text:p>
          </table:table-cell>
          <table:table-cell table:style-name="ce60" table:formula="of:=-[.$H$13]/[.G20]^2" office:value-type="float" office:value="-0.544404384109687">
            <text:p>-0,544</text:p>
          </table:table-cell>
          <table:table-cell table:number-columns-repeated="4"/>
        </table:table-row>
        <table:table-row table:style-name="ro2">
          <table:table-cell table:style-name="ce24" office:value-type="string">
            <text:p>y data</text:p>
          </table:table-cell>
          <table:table-cell table:style-name="ce33" office:value-type="string">
            <text:p>B2:B8</text:p>
          </table:table-cell>
          <table:table-cell table:style-name="ce36" office:value-type="float" office:value="2405.5">
            <text:p>2405,5</text:p>
          </table:table-cell>
          <table:table-cell table:style-name="ce41" table:formula="of:= [.B$22]*[.C21]^0 + [.B$23]*[.C21]^1 + [.B$24]*[.C21]^2 + [.B$25]*[.C21]^3" office:value-type="float" office:value="577.780906854398">
            <text:p>577,7809068544</text:p>
          </table:table-cell>
          <table:table-cell table:number-columns-repeated="2"/>
          <table:table-cell table:style-name="ce47" office:value-type="float" office:value="6">
            <text:p>6</text:p>
          </table:table-cell>
          <table:table-cell table:style-name="ce60" table:formula="of:=-[.$H$13]/[.G21]^2" office:value-type="float" office:value="-0.378058600076172">
            <text:p>-0,378</text:p>
          </table:table-cell>
          <table:table-cell table:number-columns-repeated="4"/>
        </table:table-row>
        <table:table-row table:style-name="ro2">
          <table:table-cell table:style-name="ce24" office:value-type="string">
            <text:p>a[0]</text:p>
          </table:table-cell>
          <table:table-cell table:style-name="ce34" office:value-type="float" office:value="372.598085946771">
            <text:p>372,5980859468</text:p>
          </table:table-cell>
          <table:table-cell table:style-name="ce36" office:value-type="float" office:value="2402.75">
            <text:p>2402,75</text:p>
          </table:table-cell>
          <table:table-cell table:style-name="ce41" table:formula="of:= [.B$22]*[.C22]^0 + [.B$23]*[.C22]^1 + [.B$24]*[.C22]^2 + [.B$25]*[.C22]^3" office:value-type="float" office:value="577.28419983206">
            <text:p>577,2841998321</text:p>
          </table:table-cell>
          <table:table-cell table:number-columns-repeated="2"/>
          <table:table-cell table:style-name="ce47" office:value-type="float" office:value="7">
            <text:p>7</text:p>
          </table:table-cell>
          <table:table-cell table:style-name="ce60" table:formula="of:=-[.$H$13]/[.G22]^2" office:value-type="float" office:value="-0.277757338831473">
            <text:p>-0,278</text:p>
          </table:table-cell>
          <table:table-cell table:number-columns-repeated="4"/>
        </table:table-row>
        <table:table-row table:style-name="ro2">
          <table:table-cell table:style-name="ce24" office:value-type="string">
            <text:p>a[1]</text:p>
          </table:table-cell>
          <table:table-cell table:style-name="ce34" office:value-type="float" office:value="0.0645088594058779">
            <text:p>0,0645088594</text:p>
          </table:table-cell>
          <table:table-cell table:style-name="ce36" office:value-type="float" office:value="2400">
            <text:p>2400</text:p>
          </table:table-cell>
          <table:table-cell table:style-name="ce41" table:formula="of:= [.B$22]*[.C23]^0 + [.B$23]*[.C23]^1 + [.B$24]*[.C23]^2 + [.B$25]*[.C23]^3" office:value-type="float" office:value="576.788561657672">
            <text:p>576,7885616577</text:p>
          </table:table-cell>
          <table:table-cell table:number-columns-repeated="2"/>
          <table:table-cell table:style-name="ce48" office:value-type="float" office:value="8">
            <text:p>8</text:p>
          </table:table-cell>
          <table:table-cell table:style-name="ce61" table:formula="of:=-[.$H$13]/[.G23]^2" office:value-type="float" office:value="-0.212657962542847">
            <text:p>-0,213</text:p>
          </table:table-cell>
          <table:table-cell table:number-columns-repeated="4"/>
        </table:table-row>
        <table:table-row table:style-name="ro1">
          <table:table-cell table:style-name="ce24" office:value-type="string">
            <text:p>a[2]</text:p>
          </table:table-cell>
          <table:table-cell table:style-name="ce34" office:value-type="float" office:value="-0.0000224239778872986">
            <text:p>-0,000022424</text:p>
          </table:table-cell>
          <table:table-cell table:style-name="ce36" office:value-type="float" office:value="2355.25">
            <text:p>2355,25</text:p>
          </table:table-cell>
          <table:table-cell table:style-name="ce41" table:formula="of:= [.B$22]*[.C24]^0 + [.B$23]*[.C24]^1 + [.B$24]*[.C24]^2 + [.B$25]*[.C24]^3" office:value-type="float" office:value="568.872010265381">
            <text:p>568,8720102654</text:p>
          </table:table-cell>
          <table:table-cell table:number-columns-repeated="2"/>
          <table:table-cell table:style-name="ce45" office:value-type="string">
            <text:p>r<text:span text:style-name="T1">700</text:span>, мкм</text:p>
          </table:table-cell>
          <table:table-cell table:style-name="ce62" office:value-type="float" office:value="25.93">
            <text:p>25,93</text:p>
          </table:table-cell>
          <table:table-cell table:number-columns-repeated="4"/>
        </table:table-row>
        <table:table-row table:style-name="ro1">
          <table:table-cell table:style-name="ce24" office:value-type="string">
            <text:p>a[3]</text:p>
          </table:table-cell>
          <table:table-cell table:style-name="ce34" office:value-type="float" office:value="0.0000000129145924311078">
            <text:p>1,29145924311078E-008</text:p>
          </table:table-cell>
          <table:table-cell table:style-name="ce36" office:value-type="float" office:value="2310.5">
            <text:p>2310,5</text:p>
          </table:table-cell>
          <table:table-cell table:style-name="ce41" table:formula="of:= [.B$22]*[.C25]^0 + [.B$23]*[.C25]^1 + [.B$24]*[.C25]^2 + [.B$25]*[.C25]^3" office:value-type="float" office:value="561.231120827352">
            <text:p>561,2311208274</text:p>
          </table:table-cell>
          <table:table-cell table:number-columns-repeated="2"/>
          <table:table-cell table:style-name="ce35" office:value-type="string">
            <text:p>v<text:span text:style-name="T1">700</text:span>, км/с</text:p>
          </table:table-cell>
          <table:table-cell table:style-name="ce39" office:value-type="float" office:value="3.13">
            <text:p>3,13</text:p>
          </table:table-cell>
          <table:table-cell table:number-columns-repeated="4"/>
        </table:table-row>
        <table:table-row table:style-name="ro2">
          <table:table-cell table:style-name="ce24" office:value-type="string">
            <text:p>R²</text:p>
          </table:table-cell>
          <table:table-cell table:style-name="ce33" office:value-type="float" office:value="0.999978412271331">
            <text:p>0,9999784123</text:p>
          </table:table-cell>
          <table:table-cell table:style-name="ce36" office:value-type="float" office:value="2265.75">
            <text:p>2265,75</text:p>
          </table:table-cell>
          <table:table-cell table:style-name="ce41" table:formula="of:= [.B$22]*[.C26]^0 + [.B$23]*[.C26]^1 + [.B$24]*[.C26]^2 + [.B$25]*[.C26]^3" office:value-type="float" office:value="553.858949321807">
            <text:p>553,8589493218</text:p>
          </table:table-cell>
          <table:table-cell table:number-columns-repeated="8"/>
        </table:table-row>
        <table:table-row table:style-name="ro2">
          <table:table-cell table:style-name="ce24" office:value-type="string">
            <text:p>date</text:p>
          </table:table-cell>
          <table:table-cell table:style-name="ce33" table:formula="of:=DATE(2015;10;11)" office:value-type="date" office:date-value="2015-10-11">
            <text:p>11.10.15</text:p>
          </table:table-cell>
          <table:table-cell table:style-name="ce36" office:value-type="float" office:value="2221">
            <text:p>2221</text:p>
          </table:table-cell>
          <table:table-cell table:style-name="ce41" table:formula="of:= [.B$22]*[.C27]^0 + [.B$23]*[.C27]^1 + [.B$24]*[.C27]^2 + [.B$25]*[.C27]^3" office:value-type="float" office:value="546.748551726966">
            <text:p>546,748551727</text:p>
          </table:table-cell>
          <table:table-cell table:number-columns-repeated="8"/>
        </table:table-row>
        <table:table-row table:style-name="ro2">
          <table:table-cell table:style-name="ce24" office:value-type="string">
            <text:p>time</text:p>
          </table:table-cell>
          <table:table-cell table:style-name="ce33" table:formula="of:=TIME(19;28;2)" office:value-type="time" office:time-value="PT19H28M02S">
            <text:p>19:28:02</text:p>
          </table:table-cell>
          <table:table-cell table:style-name="ce36" office:value-type="float" office:value="2115.25">
            <text:p>2115,25</text:p>
          </table:table-cell>
          <table:table-cell table:style-name="ce41" table:formula="of:= [.B$22]*[.C28]^0 + [.B$23]*[.C28]^1 + [.B$24]*[.C28]^2 + [.B$25]*[.C28]^3" office:value-type="float" office:value="530.945861485932">
            <text:p>530,9458614859</text:p>
          </table:table-cell>
          <table:table-cell table:number-columns-repeated="8"/>
        </table:table-row>
        <table:table-row table:style-name="ro2">
          <table:table-cell table:style-name="ce25"/>
          <table:table-cell table:style-name="ce36"/>
          <table:table-cell table:style-name="ce36" office:value-type="float" office:value="2009.5">
            <text:p>2009,5</text:p>
          </table:table-cell>
          <table:table-cell table:style-name="ce41" table:formula="of:= [.B$22]*[.C29]^0 + [.B$23]*[.C29]^1 + [.B$24]*[.C29]^2 + [.B$25]*[.C29]^3" office:value-type="float" office:value="516.474599760425">
            <text:p>516,4745997604</text:p>
          </table:table-cell>
          <table:table-cell table:number-columns-repeated="8"/>
        </table:table-row>
        <table:table-row table:style-name="ro2">
          <table:table-cell table:style-name="ce25"/>
          <table:table-cell table:style-name="ce36"/>
          <table:table-cell table:style-name="ce36" office:value-type="float" office:value="1903.75">
            <text:p>1903,75</text:p>
          </table:table-cell>
          <table:table-cell table:style-name="ce41" table:formula="of:= [.B$22]*[.C30]^0 + [.B$23]*[.C30]^1 + [.B$24]*[.C30]^2 + [.B$25]*[.C30]^3" office:value-type="float" office:value="503.243129081899">
            <text:p>503,2431290819</text:p>
          </table:table-cell>
          <table:table-cell table:number-columns-repeated="8"/>
        </table:table-row>
        <table:table-row table:style-name="ro2">
          <table:table-cell table:style-name="ce25"/>
          <table:table-cell table:style-name="ce36"/>
          <table:table-cell table:style-name="ce36" office:value-type="float" office:value="1798">
            <text:p>1798</text:p>
          </table:table-cell>
          <table:table-cell table:style-name="ce41" table:formula="of:= [.B$22]*[.C31]^0 + [.B$23]*[.C31]^1 + [.B$24]*[.C31]^2 + [.B$25]*[.C31]^3" office:value-type="float" office:value="491.159811981809">
            <text:p>491,1598119818</text:p>
          </table:table-cell>
          <table:table-cell table:number-columns-repeated="8"/>
        </table:table-row>
        <table:table-row table:style-name="ro2">
          <table:table-cell table:style-name="ce25"/>
          <table:table-cell table:style-name="ce36"/>
          <table:table-cell table:style-name="ce36" office:value-type="float" office:value="1633">
            <text:p>1633</text:p>
          </table:table-cell>
          <table:table-cell table:style-name="ce41" table:formula="of:= [.B$22]*[.C32]^0 + [.B$23]*[.C32]^1 + [.B$24]*[.C32]^2 + [.B$25]*[.C32]^3" office:value-type="float" office:value="474.382494361089">
            <text:p>474,3824943611</text:p>
          </table:table-cell>
          <table:table-cell table:number-columns-repeated="8"/>
        </table:table-row>
        <table:table-row table:style-name="ro2">
          <table:table-cell table:style-name="ce25"/>
          <table:table-cell table:style-name="ce36"/>
          <table:table-cell table:style-name="ce36" office:value-type="float" office:value="1468">
            <text:p>1468</text:p>
          </table:table-cell>
          <table:table-cell table:style-name="ce41" table:formula="of:= [.B$22]*[.C33]^0 + [.B$23]*[.C33]^1 + [.B$24]*[.C33]^2 + [.B$25]*[.C33]^3" office:value-type="float" office:value="459.829165778429">
            <text:p>459,8291657784</text:p>
          </table:table-cell>
          <table:table-cell table:number-columns-repeated="8"/>
        </table:table-row>
        <table:table-row table:style-name="ro2">
          <table:table-cell table:style-name="ce25"/>
          <table:table-cell table:style-name="ce36"/>
          <table:table-cell table:style-name="ce36" office:value-type="float" office:value="1303">
            <text:p>1303</text:p>
          </table:table-cell>
          <table:table-cell table:style-name="ce41" table:formula="of:= [.B$22]*[.C34]^0 + [.B$23]*[.C34]^1 + [.B$24]*[.C34]^2 + [.B$25]*[.C34]^3" office:value-type="float" office:value="447.151742452683">
            <text:p>447,1517424527</text:p>
          </table:table-cell>
          <table:table-cell table:number-columns-repeated="8"/>
        </table:table-row>
        <table:table-row table:style-name="ro2">
          <table:table-cell table:style-name="ce25"/>
          <table:table-cell table:style-name="ce36"/>
          <table:table-cell table:style-name="ce36" office:value-type="float" office:value="1138">
            <text:p>1138</text:p>
          </table:table-cell>
          <table:table-cell table:style-name="ce41" table:formula="of:= [.B$22]*[.C35]^0 + [.B$23]*[.C35]^1 + [.B$24]*[.C35]^2 + [.B$25]*[.C35]^3" office:value-type="float" office:value="436.002140602701">
            <text:p>436,0021406027</text:p>
          </table:table-cell>
          <table:table-cell table:number-columns-repeated="8"/>
        </table:table-row>
        <table:table-row table:style-name="ro2">
          <table:table-cell table:style-name="ce25"/>
          <table:table-cell table:style-name="ce36"/>
          <table:table-cell table:style-name="ce36" office:value-type="float" office:value="1012.25">
            <text:p>1012,25</text:p>
          </table:table-cell>
          <table:table-cell table:style-name="ce41" table:formula="of:= [.B$22]*[.C36]^0 + [.B$23]*[.C36]^1 + [.B$24]*[.C36]^2 + [.B$25]*[.C36]^3" office:value-type="float" office:value="428.315489968134">
            <text:p>428,3154899681</text:p>
          </table:table-cell>
          <table:table-cell table:number-columns-repeated="8"/>
        </table:table-row>
        <table:table-row table:style-name="ro2">
          <table:table-cell table:style-name="ce25"/>
          <table:table-cell table:style-name="ce36"/>
          <table:table-cell table:style-name="ce36" office:value-type="float" office:value="886.5">
            <text:p>886,5</text:p>
          </table:table-cell>
          <table:table-cell table:style-name="ce41" table:formula="of:= [.B$22]*[.C37]^0 + [.B$23]*[.C37]^1 + [.B$24]*[.C37]^2 + [.B$25]*[.C37]^3" office:value-type="float" office:value="421.159981464967">
            <text:p>421,159981465</text:p>
          </table:table-cell>
          <table:table-cell table:number-columns-repeated="8"/>
        </table:table-row>
        <table:table-row table:style-name="ro2">
          <table:table-cell table:style-name="ce25"/>
          <table:table-cell table:style-name="ce36"/>
          <table:table-cell table:style-name="ce36" office:value-type="float" office:value="760.75">
            <text:p>760,75</text:p>
          </table:table-cell>
          <table:table-cell table:style-name="ce41" table:formula="of:= [.B$22]*[.C38]^0 + [.B$23]*[.C38]^1 + [.B$24]*[.C38]^2 + [.B$25]*[.C38]^3" office:value-type="float" office:value="414.381531663585">
            <text:p>414,3815316636</text:p>
          </table:table-cell>
          <table:table-cell table:number-columns-repeated="8"/>
        </table:table-row>
        <table:table-row table:style-name="ro2">
          <table:table-cell table:style-name="ce25"/>
          <table:table-cell table:style-name="ce36"/>
          <table:table-cell table:style-name="ce36" office:value-type="float" office:value="635">
            <text:p>635</text:p>
          </table:table-cell>
          <table:table-cell table:style-name="ce41" table:formula="of:= [.B$22]*[.C39]^0 + [.B$23]*[.C39]^1 + [.B$24]*[.C39]^2 + [.B$25]*[.C39]^3" office:value-type="float" office:value="407.826057134374">
            <text:p>407,8260571344</text:p>
          </table:table-cell>
          <table:table-cell table:number-columns-repeated="8"/>
        </table:table-row>
        <table:table-row table:style-name="ro2">
          <table:table-cell table:style-name="ce25"/>
          <table:table-cell table:style-name="ce36"/>
          <table:table-cell table:style-name="ce36" office:value-type="float" office:value="619.25">
            <text:p>619,25</text:p>
          </table:table-cell>
          <table:table-cell table:style-name="ce41" table:formula="of:= [.B$22]*[.C40]^0 + [.B$23]*[.C40]^1 + [.B$24]*[.C40]^2 + [.B$25]*[.C40]^3" office:value-type="float" office:value="407.013014380302">
            <text:p>407,0130143803</text:p>
          </table:table-cell>
          <table:table-cell table:number-columns-repeated="8"/>
        </table:table-row>
        <table:table-row table:style-name="ro2">
          <table:table-cell table:style-name="ce25"/>
          <table:table-cell table:style-name="ce36"/>
          <table:table-cell table:style-name="ce36" office:value-type="float" office:value="603.5">
            <text:p>603,5</text:p>
          </table:table-cell>
          <table:table-cell table:style-name="ce41" table:formula="of:= [.B$22]*[.C41]^0 + [.B$23]*[.C41]^1 + [.B$24]*[.C41]^2 + [.B$25]*[.C41]^3" office:value-type="float" office:value="406.20074960292">
            <text:p>406,2007496029</text:p>
          </table:table-cell>
          <table:table-cell table:number-columns-repeated="8"/>
        </table:table-row>
        <table:table-row table:style-name="ro2">
          <table:table-cell table:style-name="ce25"/>
          <table:table-cell table:style-name="ce36"/>
          <table:table-cell table:style-name="ce36" office:value-type="float" office:value="587.75">
            <text:p>587,75</text:p>
          </table:table-cell>
          <table:table-cell table:style-name="ce41" table:formula="of:= [.B$22]*[.C42]^0 + [.B$23]*[.C42]^1 + [.B$24]*[.C42]^2 + [.B$25]*[.C42]^3" office:value-type="float" office:value="405.388960059562">
            <text:p>405,3889600596</text:p>
          </table:table-cell>
          <table:table-cell table:number-columns-repeated="8"/>
        </table:table-row>
        <table:table-row table:style-name="ro2">
          <table:table-cell table:style-name="ce26"/>
          <table:table-cell table:style-name="ce37"/>
          <table:table-cell table:style-name="ce37" office:value-type="float" office:value="572">
            <text:p>572</text:p>
          </table:table-cell>
          <table:table-cell table:style-name="ce42" table:formula="of:= [.B$22]*[.C43]^0 + [.B$23]*[.C43]^1 + [.B$24]*[.C43]^2 + [.B$25]*[.C43]^3" office:value-type="float" office:value="404.577343007564">
            <text:p>404,5773430076</text:p>
          </table:table-cell>
          <table:table-cell table:number-columns-repeated="8"/>
        </table:table-row>
        <table:table-row table:style-name="ro2" table:number-rows-repeated="1048532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Лаба 4" table:style-name="ta1" table:print="false">
        <table:table-column table:style-name="co5" table:default-cell-style-name="ce32"/>
        <table:table-column table:style-name="co5" table:default-cell-style-name="ce11"/>
        <table:table-column table:style-name="co5" table:default-cell-style-name="ce13"/>
        <table:table-column table:style-name="co5" table:default-cell-style-name="ce21"/>
        <table:table-row table:style-name="ro1">
          <table:table-cell table:style-name="ce52"/>
          <table:table-cell table:style-name="ce13" office:value-type="string">
            <text:p><text:span text:style-name="T5">λ</text:span>, нм</text:p>
          </table:table-cell>
          <table:table-cell office:value-type="string">
            <text:p>m<text:span text:style-name="T1">e </text:span>/ 2m<text:span text:style-name="T1">p</text:span></text:p>
          </table:table-cell>
          <table:table-cell office:value-type="string">
            <text:p>δ, %</text:p>
          </table:table-cell>
        </table:table-row>
        <table:table-row table:style-name="ro1">
          <table:table-cell office:value-type="string">
            <text:p>H<text:span text:style-name="T3">β</text:span>(H)</text:p>
          </table:table-cell>
          <table:table-cell office:value-type="float" office:value="486.55">
            <text:p>486,55</text:p>
          </table:table-cell>
          <table:table-cell table:style-name="ce53" table:formula="of:=-([.B3]-[.B2])/AVERAGE([.B2:.B3])" office:value-type="float" office:value="0.000164436496680406" table:number-columns-spanned="1" table:number-rows-spanned="2">
            <text:p>1,6E-4</text:p>
          </table:table-cell>
          <table:table-cell table:style-name="ce28" table:formula="of:=100*(0.00027-[.C2])/(0.00027)" office:value-type="float" office:value="39.097593822072" table:number-columns-spanned="1" table:number-rows-spanned="2">
            <text:p>39,1</text:p>
          </table:table-cell>
        </table:table-row>
        <table:table-row table:style-name="ro1">
          <table:table-cell office:value-type="string">
            <text:p>H<text:span text:style-name="T3">β</text:span>(Dt)</text:p>
          </table:table-cell>
          <table:table-cell office:value-type="float" office:value="486.47">
            <text:p>486,47</text:p>
          </table:table-cell>
          <table:covered-table-cell table:style-name="ce54"/>
          <table:covered-table-cell table:style-name="ce28"/>
        </table:table-row>
        <table:table-row table:style-name="ro1">
          <table:table-cell office:value-type="string">
            <text:p>H<text:span text:style-name="T3">γ</text:span>(H)</text:p>
          </table:table-cell>
          <table:table-cell office:value-type="float" office:value="433.92">
            <text:p>433,92</text:p>
          </table:table-cell>
          <table:table-cell table:style-name="ce55" table:formula="of:=-([.B5]-[.B4])/AVERAGE([.B4:.B5])" office:value-type="float" office:value="0.000115235252768553" table:number-columns-spanned="1" table:number-rows-spanned="2">
            <text:p>1,2E-4</text:p>
          </table:table-cell>
          <table:table-cell table:style-name="ce57" table:formula="of:=100*(0.00027-[.C4])/(0.00027)" office:value-type="float" office:value="57.3202767523877" table:number-columns-spanned="1" table:number-rows-spanned="2">
            <text:p>57,3</text:p>
          </table:table-cell>
        </table:table-row>
        <table:table-row table:style-name="ro1">
          <table:table-cell table:style-name="ce35" office:value-type="string">
            <text:p>H<text:span text:style-name="T3">γ</text:span>(Dt)</text:p>
          </table:table-cell>
          <table:table-cell table:style-name="ce12" office:value-type="float" office:value="433.87">
            <text:p>433,87</text:p>
          </table:table-cell>
          <table:covered-table-cell table:style-name="ce56"/>
          <table:covered-table-cell table:style-name="ce5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5" number:min-integer-digits="1"/>
    </number:number-style>
    <number:number-style style:name="N111">
      <number:scientific-number number:decimal-places="1" number:min-integer-digits="1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sult_5f_CorelPolyGUI" style:display-name="Result_CorelPolyGUI" style:family="table-cell" style:parent-style-name="Default">
      <style:table-cell-properties fo:background-color="#ebebeb" fo:padding-bottom="0.035cm" fo:padding-left="0.3cm" fo:padding-right="0.035cm" fo:padding-top="0.035cm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15.12.2015</text:date>, <text:time>23:49:2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5-10-02T12:00:16.40</meta:creation-date>
    <dc:date>2015-12-15T23:49:25.76</dc:date>
    <dc:creator>Егор Клёнин</dc:creator>
    <meta:editing-duration>PT20H50M40S</meta:editing-duration>
    <meta:editing-cycles>20</meta:editing-cycles>
    <meta:generator>OpenOffice/4.1.1$Win32 OpenOffice.org_project/411m6$Build-9775</meta:generator>
    <meta:document-statistic meta:table-count="2" meta:cell-count="19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 chart:mean-value="true"/>
    </style:style>
    <style:style style:name="ch4" style:family="chart" style:data-style-name="N0">
      <style:chart-properties chart:display-label="false" chart:logarithmic="false" chart:interval-major="100" chart:interval-minor-divisor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-14" chart:origin="0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symbol-type="named-symbol" chart:symbol-name="square" chart:symbol-width="0cm" chart:symbol-height="0cm" chart:mean-valu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svg:stroke-width="0.03cm" svg:stroke-color="#c5000b"/>
    </style:style>
    <style:style style:name="ch10" style:family="chart" style:data-style-name="N1">
      <style:chart-properties chart:symbol-type="named-symbol" chart:symbol-name="diamond" chart:symbol-width="0.25cm" chart:symbol-height="0.25cm" chart:mean-valu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cm" chart:symbol-height="0cm"/>
    </style:style>
    <style:style style:name="ch12" style:family="chart" style:data-style-name="N1">
      <style:chart-properties chart:symbol-type="named-symbol" chart:symbol-name="arrow-down" chart:symbol-width="0cm" chart:symbol-height="0cm" chart:mean-valu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up" chart:symbol-width="0cm" chart:symbol-height="0cm" chart:mean-value="true">
        <chart:symbol-image xlink:href="Pictures/2000000D000000DD000000DD52AEF343.svm" xlink:type="simple" xlink:actuate="onLoad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right" chart:symbol-width="0.25cm" chart:symbol-height="0.25cm" chart:mean-valu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arrow-right" chart:symbol-width="0cm" chart:symbol-height="0cm"/>
    </style:style>
    <style:style style:name="ch16" style:family="chart" style:data-style-name="N1">
      <style:chart-properties chart:symbol-type="named-symbol" chart:symbol-name="arrow-left" chart:symbol-width="0cm" chart:symbol-height="0cm" chart:mean-valu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1">
      <style:chart-properties chart:symbol-type="named-symbol" chart:symbol-name="bow-tie" chart:symbol-width="0cm" chart:symbol-height="0cm" chart:mean-valu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1">
      <style:chart-properties chart:symbol-type="named-symbol" chart:symbol-name="hourglass" chart:symbol-width="0cm" chart:symbol-height="0cm" chart:mean-valu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0.001cm" svg:height="12.295cm" xlink:href=".." xlink:type="simple" chart:class="chart:scatter" chart:style-name="ch1">
        <chart:title svg:x="2.893cm" svg:y="0.381cm" chart:style-name="ch2">
          <text:p>Диаграмма уровней</text:p>
        </chart:title>
        <chart:plot-area chart:style-name="ch3" table:cell-range-address="'Лаба 3'.G16:'Лаба 3'.H16 'Лаба 3'.H17:'Лаба 3'.H23" svg:x="0.153cm" svg:y="1.925cm" svg:width="9.447cm" svg:height="9.686cm">
          <chartooo:coordinate-region svg:x="0.88cm" svg:y="2.137cm" svg:width="8.72cm" svg:height="9.262cm"/>
          <chart:axis chart:dimension="x" chart:name="primary-x" chart:style-name="ch4"/>
          <chart:axis chart:dimension="y" chart:name="primary-y" chart:style-name="ch5">
            <chart:title svg:x="0.796cm" svg:y="1.54cm" chart:style-name="ch6">
              <text:p>En, эВ</text:p>
            </chart:title>
            <chart:grid chart:style-name="ch7" chart:class="major"/>
          </chart:axis>
          <chart:series chart:style-name="ch8" chart:values-cell-range-address="'Лаба 3'.H16:'Лаба 3'.H16" chart:class="chart:scatter">
            <chart:domain table:cell-range-address="'Лаба 3'.G16:'Лаба 3'.G16"/>
            <chart:mean-value chart:style-name="ch9"/>
            <chart:data-point/>
          </chart:series>
          <chart:series chart:style-name="ch10" chart:values-cell-range-address="'Лаба 3'.H17:'Лаба 3'.H17" chart:class="chart:scatter">
            <chart:domain table:cell-range-address="'Лаба 3'.G17:'Лаба 3'.G17"/>
            <chart:mean-value chart:style-name="ch9"/>
            <chart:data-point chart:style-name="ch11"/>
          </chart:series>
          <chart:series chart:style-name="ch12" chart:values-cell-range-address="'Лаба 3'.H18:'Лаба 3'.H18" chart:class="chart:scatter">
            <chart:domain table:cell-range-address="'Лаба 3'.G18:'Лаба 3'.G18"/>
            <chart:mean-value chart:style-name="ch9"/>
            <chart:data-point/>
          </chart:series>
          <chart:series chart:style-name="ch13" chart:values-cell-range-address="'Лаба 3'.H19:'Лаба 3'.H19" chart:class="chart:scatter">
            <chart:domain table:cell-range-address="'Лаба 3'.G19:'Лаба 3'.G19"/>
            <chart:mean-value chart:style-name="ch9"/>
            <chart:data-point/>
          </chart:series>
          <chart:series chart:style-name="ch14" chart:values-cell-range-address="'Лаба 3'.H20:'Лаба 3'.H20" chart:class="chart:scatter">
            <chart:domain table:cell-range-address="'Лаба 3'.G20:'Лаба 3'.G20"/>
            <chart:mean-value chart:style-name="ch9"/>
            <chart:data-point chart:style-name="ch15"/>
          </chart:series>
          <chart:series chart:style-name="ch16" chart:values-cell-range-address="'Лаба 3'.H21:'Лаба 3'.H21" chart:class="chart:scatter">
            <chart:domain table:cell-range-address="'Лаба 3'.G21:'Лаба 3'.G21"/>
            <chart:mean-value chart:style-name="ch9"/>
            <chart:data-point/>
          </chart:series>
          <chart:series chart:style-name="ch17" chart:values-cell-range-address="'Лаба 3'.H22:'Лаба 3'.H22" chart:class="chart:scatter">
            <chart:domain table:cell-range-address="'Лаба 3'.G22:'Лаба 3'.G22"/>
            <chart:mean-value chart:style-name="ch9"/>
            <chart:data-point/>
          </chart:series>
          <chart:series chart:style-name="ch18" chart:values-cell-range-address="'Лаба 3'.H23:'Лаба 3'.H23" chart:class="chart:scatter">
            <chart:domain table:cell-range-address="'Лаба 3'.G23:'Лаба 3'.G23"/>
            <chart:mean-value chart:style-name="ch9"/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'Лаба 3'.G16:'Лаба 3'.G16</svg:desc>
                </draw:g>
              </table:table-cell>
              <table:table-cell office:value-type="float" office:value="-13.6101096027422">
                <text:p>-13.6101096027422</text:p>
                <draw:g>
                  <svg:desc>'Лаба 3'.H16:'Лаба 3'.H16</svg:desc>
                </draw:g>
              </table:table-cell>
              <table:table-cell office:value-type="float" office:value="2">
                <text:p>2</text:p>
                <draw:g>
                  <svg:desc>'Лаба 3'.G17:'Лаба 3'.G17</svg:desc>
                </draw:g>
              </table:table-cell>
              <table:table-cell office:value-type="float" office:value="-3.40252740068554">
                <text:p>-3.40252740068554</text:p>
                <draw:g>
                  <svg:desc>'Лаба 3'.H17:'Лаба 3'.H17</svg:desc>
                </draw:g>
              </table:table-cell>
              <table:table-cell office:value-type="float" office:value="3">
                <text:p>3</text:p>
                <draw:g>
                  <svg:desc>'Лаба 3'.G18:'Лаба 3'.G18</svg:desc>
                </draw:g>
              </table:table-cell>
              <table:table-cell office:value-type="float" office:value="-1.51223440030469">
                <text:p>-1.51223440030469</text:p>
                <draw:g>
                  <svg:desc>'Лаба 3'.H18:'Лаба 3'.H18</svg:desc>
                </draw:g>
              </table:table-cell>
              <table:table-cell office:value-type="float" office:value="4">
                <text:p>4</text:p>
                <draw:g>
                  <svg:desc>'Лаба 3'.G19:'Лаба 3'.G19</svg:desc>
                </draw:g>
              </table:table-cell>
              <table:table-cell office:value-type="float" office:value="-0.850631850171386">
                <text:p>-0.850631850171386</text:p>
                <draw:g>
                  <svg:desc>'Лаба 3'.H19:'Лаба 3'.H19</svg:desc>
                </draw:g>
              </table:table-cell>
              <table:table-cell office:value-type="float" office:value="5">
                <text:p>5</text:p>
                <draw:g>
                  <svg:desc>'Лаба 3'.G20:'Лаба 3'.G20</svg:desc>
                </draw:g>
              </table:table-cell>
              <table:table-cell office:value-type="float" office:value="-0.544404384109687">
                <text:p>-0.544404384109687</text:p>
                <draw:g>
                  <svg:desc>'Лаба 3'.H20:'Лаба 3'.H20</svg:desc>
                </draw:g>
              </table:table-cell>
              <table:table-cell office:value-type="float" office:value="6">
                <text:p>6</text:p>
                <draw:g>
                  <svg:desc>'Лаба 3'.G21:'Лаба 3'.G21</svg:desc>
                </draw:g>
              </table:table-cell>
              <table:table-cell office:value-type="float" office:value="-0.378058600076172">
                <text:p>-0.378058600076172</text:p>
                <draw:g>
                  <svg:desc>'Лаба 3'.H21:'Лаба 3'.H21</svg:desc>
                </draw:g>
              </table:table-cell>
              <table:table-cell office:value-type="float" office:value="7">
                <text:p>7</text:p>
                <draw:g>
                  <svg:desc>'Лаба 3'.G22:'Лаба 3'.G22</svg:desc>
                </draw:g>
              </table:table-cell>
              <table:table-cell office:value-type="float" office:value="-0.277757338831473">
                <text:p>-0.277757338831473</text:p>
                <draw:g>
                  <svg:desc>'Лаба 3'.H22:'Лаба 3'.H22</svg:desc>
                </draw:g>
              </table:table-cell>
              <table:table-cell office:value-type="float" office:value="8">
                <text:p>8</text:p>
                <draw:g>
                  <svg:desc>'Лаба 3'.G23:'Лаба 3'.G23</svg:desc>
                </draw:g>
              </table:table-cell>
              <table:table-cell office:value-type="float" office:value="-0.212657962542847">
                <text:p>-0.212657962542847</text:p>
                <draw:g>
                  <svg:desc>'Лаба 3'.H23:'Лаба 3'.H2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chart_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500" chart:maximum="2500" chart:reverse-direction="false" text:line-break="fals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350" chart:maximum="600" chart:reverse-direction="false" text:line-break="false" chart:axis-position="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cm" chart:symbol-height="0.2cm">
        <chart:symbol-image xlink:href="Pictures/2000000D000000DF000000DF4E898A05.svm" xlink:type="simple" xlink:actuate="onLoad"/>
      </style:chart-properties>
      <style:graphic-properties draw:stroke="none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45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141cm" svg:height="7.272cm" xlink:href=".." xlink:type="simple" chart:class="chart:scatter" chart:column-mapping="1" chart:style-name="ch1">
        <chart:title svg:x="1.063cm" svg:y="0.281cm" chart:style-name="ch2">
          <text:p>Градуировка монохроматора</text:p>
        </chart:title>
        <chart:plot-area chart:style-name="ch3" table:cell-range-address="'Лаба 3'.B2:'Лаба 3'.C8 'Лаба 3'.D19:'Лаба 3'.D43" svg:x="0.358cm" svg:y="1.588cm" svg:width="7.451cm" svg:height="5.333cm">
          <chartooo:coordinate-region svg:x="1.165cm" svg:y="1.8cm" svg:width="6.272cm" svg:height="4.448cm"/>
          <chart:axis chart:dimension="x" chart:name="primary-x" chart:style-name="ch4">
            <chart:title svg:x="7.447cm" svg:y="5.621cm" chart:style-name="ch5">
              <text:p>φ°</text:p>
            </chart:title>
            <chart:grid chart:style-name="ch6" chart:class="major"/>
          </chart:axis>
          <chart:axis chart:dimension="y" chart:name="primary-y" chart:style-name="ch7">
            <chart:title svg:x="1.175cm" svg:y="1.172cm" chart:style-name="ch5">
              <text:p>λ, нм</text:p>
            </chart:title>
            <chart:grid chart:style-name="ch6" chart:class="major"/>
          </chart:axis>
          <chart:series chart:style-name="ch8" chart:values-cell-range-address="'Лаба 3'.B2:'Лаба 3'.B8" chart:class="chart:scatter">
            <chart:domain table:cell-range-address="'Лаба 3'.C2:'Лаба 3'.C8"/>
            <chart:data-point chart:repeated="7"/>
          </chart:series>
          <chart:series chart:style-name="ch9" chart:values-cell-range-address="'Лаба 3'.D19:'Лаба 3'.D43" chart:class="chart:scatter">
            <chart:domain table:cell-range-address="'Лаба 3'.C19:'Лаба 3'.C43"/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11">
                <text:p>2411</text:p>
                <draw:g>
                  <svg:desc>'Лаба 3'.C2:'Лаба 3'.C8</svg:desc>
                </draw:g>
              </table:table-cell>
              <table:table-cell office:value-type="float" office:value="578.97">
                <text:p>578.97</text:p>
                <draw:g>
                  <svg:desc>'Лаба 3'.B2:'Лаба 3'.B8</svg:desc>
                </draw:g>
              </table:table-cell>
              <table:table-cell office:value-type="float" office:value="2411">
                <text:p>2411</text:p>
                <draw:g>
                  <svg:desc>'Лаба 3'.C19:'Лаба 3'.C43</svg:desc>
                </draw:g>
              </table:table-cell>
              <table:table-cell office:value-type="float" office:value="578.777533888917">
                <text:p>578.777533888917</text:p>
                <draw:g>
                  <svg:desc>'Лаба 3'.D19:'Лаба 3'.D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0">
                <text:p>2400</text:p>
              </table:table-cell>
              <table:table-cell office:value-type="float" office:value="576.96">
                <text:p>576.96</text:p>
              </table:table-cell>
              <table:table-cell office:value-type="float" office:value="2408.25">
                <text:p>2408.25</text:p>
              </table:table-cell>
              <table:table-cell office:value-type="float" office:value="578.278684336184">
                <text:p>578.2786843361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21">
                <text:p>2221</text:p>
              </table:table-cell>
              <table:table-cell office:value-type="float" office:value="546.07">
                <text:p>546.07</text:p>
              </table:table-cell>
              <table:table-cell office:value-type="float" office:value="2405.5">
                <text:p>2405.5</text:p>
              </table:table-cell>
              <table:table-cell office:value-type="float" office:value="577.780906854398">
                <text:p>577.7809068543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98">
                <text:p>1798</text:p>
              </table:table-cell>
              <table:table-cell office:value-type="float" office:value="491.61">
                <text:p>491.61</text:p>
              </table:table-cell>
              <table:table-cell office:value-type="float" office:value="2402.75">
                <text:p>2402.75</text:p>
              </table:table-cell>
              <table:table-cell office:value-type="float" office:value="577.28419983206">
                <text:p>577.284199832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38">
                <text:p>1138</text:p>
              </table:table-cell>
              <table:table-cell office:value-type="float" office:value="435.83">
                <text:p>435.83</text:p>
              </table:table-cell>
              <table:table-cell office:value-type="float" office:value="2400">
                <text:p>2400</text:p>
              </table:table-cell>
              <table:table-cell office:value-type="float" office:value="576.788561657672">
                <text:p>576.7885616576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5">
                <text:p>635</text:p>
              </table:table-cell>
              <table:table-cell office:value-type="float" office:value="407.78">
                <text:p>407.78</text:p>
              </table:table-cell>
              <table:table-cell office:value-type="float" office:value="2355.25">
                <text:p>2355.25</text:p>
              </table:table-cell>
              <table:table-cell office:value-type="float" office:value="568.872010265381">
                <text:p>568.8720102653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2">
                <text:p>572</text:p>
              </table:table-cell>
              <table:table-cell office:value-type="float" office:value="404.66">
                <text:p>404.66</text:p>
              </table:table-cell>
              <table:table-cell office:value-type="float" office:value="2310.5">
                <text:p>2310.5</text:p>
              </table:table-cell>
              <table:table-cell office:value-type="float" office:value="561.231120827352">
                <text:p>561.2311208273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5.75">
                <text:p>2265.75</text:p>
              </table:table-cell>
              <table:table-cell office:value-type="float" office:value="553.858949321807">
                <text:p>553.8589493218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1">
                <text:p>2221</text:p>
              </table:table-cell>
              <table:table-cell office:value-type="float" office:value="546.748551726966">
                <text:p>546.7485517269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5.25">
                <text:p>2115.25</text:p>
              </table:table-cell>
              <table:table-cell office:value-type="float" office:value="530.945861485932">
                <text:p>530.945861485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9.5">
                <text:p>2009.5</text:p>
              </table:table-cell>
              <table:table-cell office:value-type="float" office:value="516.474599760425">
                <text:p>516.4745997604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3.75">
                <text:p>1903.75</text:p>
              </table:table-cell>
              <table:table-cell office:value-type="float" office:value="503.243129081899">
                <text:p>503.243129081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8">
                <text:p>1798</text:p>
              </table:table-cell>
              <table:table-cell office:value-type="float" office:value="491.159811981809">
                <text:p>491.1598119818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3">
                <text:p>1633</text:p>
              </table:table-cell>
              <table:table-cell office:value-type="float" office:value="474.382494361089">
                <text:p>474.3824943610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8">
                <text:p>1468</text:p>
              </table:table-cell>
              <table:table-cell office:value-type="float" office:value="459.829165778429">
                <text:p>459.8291657784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3">
                <text:p>1303</text:p>
              </table:table-cell>
              <table:table-cell office:value-type="float" office:value="447.151742452683">
                <text:p>447.1517424526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8">
                <text:p>1138</text:p>
              </table:table-cell>
              <table:table-cell office:value-type="float" office:value="436.002140602701">
                <text:p>436.0021406027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2.25">
                <text:p>1012.25</text:p>
              </table:table-cell>
              <table:table-cell office:value-type="float" office:value="428.315489968134">
                <text:p>428.3154899681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6.5">
                <text:p>886.5</text:p>
              </table:table-cell>
              <table:table-cell office:value-type="float" office:value="421.159981464967">
                <text:p>421.1599814649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0.75">
                <text:p>760.75</text:p>
              </table:table-cell>
              <table:table-cell office:value-type="float" office:value="414.381531663585">
                <text:p>414.3815316635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5">
                <text:p>635</text:p>
              </table:table-cell>
              <table:table-cell office:value-type="float" office:value="407.826057134374">
                <text:p>407.8260571343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9.25">
                <text:p>619.25</text:p>
              </table:table-cell>
              <table:table-cell office:value-type="float" office:value="407.013014380302">
                <text:p>407.0130143803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3.5">
                <text:p>603.5</text:p>
              </table:table-cell>
              <table:table-cell office:value-type="float" office:value="406.20074960292">
                <text:p>406.20074960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7.75">
                <text:p>587.75</text:p>
              </table:table-cell>
              <table:table-cell office:value-type="float" office:value="405.388960059562">
                <text:p>405.3889600595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2">
                <text:p>572</text:p>
              </table:table-cell>
              <table:table-cell office:value-type="float" office:value="404.577343007564">
                <text:p>404.577343007564</text:p>
              </table:table-cell>
            </table:table-row>
          </table:table-rows>
        </table:table>
      </chart:chart>
    </office:chart>
  </office:body>
</office:document-content>
</file>

<file path=chart_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chart_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